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>
      <style:paragraph-properties fo:text-align="end" style:justify-single-word="false"/>
      <style:text-properties style:text-underline-style="none"/>
    </style:style>
    <style:style style:name="P5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tevideo, 15 de setiembre de 2010</text:p>
      <text:p text:style-name="P1"/>
      <text:p text:style-name="P2"/>
      <text:p text:style-name="P2"/>
      <text:p text:style-name="P2">Profesor/a encargado/a del curso de robótica Butiá:</text:p>
      <text:p text:style-name="P2"/>
      <text:p text:style-name="P2"/>
      <text:p text:style-name="P2"><text:tab/>Por la presente acepto en préstamo el Robot Butiá en nombre del liceo comprometiéndome a retornarlo en condiciones adecuadas al equipo del Proyecto Butiá una vez finalizadas las actividades programadas. </text:p>
      <text:p text:style-name="P2"><text:s/></text:p>
      <text:p text:style-name="P2"><text:s text:c="12"/>El Robot Butiá comprende un conjunto de elementos que se detallan a continuación:</text:p>
      <text:p text:style-name="P2"/>
      <text:p text:style-name="P2"><text:s text:c="12"/><text:tab/>1 Robot Butiá (chásis de acrílico, 2 motores AX12, 1 pack de baterías, 1 shield, 1 <text:tab/><text:tab/><text:tab/>placa Arduino Mega, 2 ruedas de acrílico).</text:p>
      <text:p text:style-name="P2"><text:tab/><text:tab/>12 piezas de acrílico perforadas.</text:p>
      <text:p text:style-name="P2"><text:tab/><text:tab/>8 sensores con conector “auto detect” (2 botones, 2 escala de grises, 1 sharp, 1 <text:tab/><text:tab/><text:tab/><text:tab/>magnético, 1 temperatura, 1 inclinación).</text:p>
      <text:p text:style-name="P2"><text:tab/><text:tab/>1 actuador (led).</text:p>
      <text:p text:style-name="P2"><text:tab/><text:tab/>1 cargador.</text:p>
      <text:p text:style-name="P2"><text:tab/><text:tab/>1 cable USB.</text:p>
      <text:p text:style-name="P2"/>
      <text:p text:style-name="P2"><text:tab/>La dirección de retorno es la siguiente:</text:p>
      <text:p text:style-name="P2"/>
      <text:p text:style-name="P2"><text:tab/><text:tab/>Proyecto Butiá<text:line-break/><text:tab/><text:tab/>Instituto de Computación<text:line-break/><text:tab/><text:tab/>Facultad de Ingeniería<text:line-break/><text:tab/><text:tab/>Universidad de la República<text:line-break/><text:tab/><text:tab/>Julio Herrera y Reissig 565 Piso 5<text:line-break/><text:tab/><text:tab/>CP 11300 </text:p>
      <text:p text:style-name="P2"/>
      <text:p text:style-name="P2"/>
      <text:p text:style-name="P2"/>
      <text:p text:style-name="P2"><text:tab/>En caso de consultas o asesoramiento técnico sobre el robot comunicarse con el grupo MINA de la Facultad de Ingeniería a la dirección <text:a xlink:type="simple" xlink:href="mailto:butia@fing.edu.uy">butia@fing.edu.uy</text:a> o a través del grupo de noticias fing.extensión.proyectos.butia alojado en el servidor de noticias news.fing.edu.uy.</text:p>
      <text:p text:style-name="P3"/>
      <text:p text:style-name="P3"/>
      <text:p text:style-name="P3"><text:tab/>Responsable por parte del liceo:</text:p>
      <text:p text:style-name="P3"/>
      <text:p text:style-name="P3"><text:tab/><text:tab/>Nombres y apellidos:<text:line-break/> <text:tab/><text:tab/>Cédula de identidad:<text:line-break/> <text:tab/><text:tab/>Liceo:<text:line-break/> <text:tab/><text:tab/>Departamento:<text:line-break/> <text:tab/><text:tab/>Correo electrónico:<text:line-break/><text:tab/><text:tab/>Teléfono:</text:p>
      <text:p text:style-name="P3"/>
      <text:p text:style-name="P3"><text:tab/><text:tab/></text:p>
      <text:p text:style-name="P3"><text:s/></text:p>
      <text:p text:style-name="P4">__________________________ <text:s text:c="4"/></text:p>
      <text:p text:style-name="P4"><text:soft-page-break/>Firma<text:tab/><text:tab/>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Fede </meta:initial-creator>
    <meta:creation-date>2010-09-14T09:36:26.79</meta:creation-date>
    <dc:date>2010-09-14T17:57:39</dc:date>
    <meta:editing-duration>PT00H16M01S</meta:editing-duration>
    <meta:editing-cycles>5</meta:editing-cycles>
    <meta:generator>OpenOffice.org/3.0$Linux OpenOffice.org_project/300m15$Build-9379</meta:generator>
    <meta:document-statistic meta:table-count="0" meta:image-count="0" meta:object-count="0" meta:page-count="2" meta:paragraph-count="20" meta:word-count="198" meta:character-count="1375"/>
  </office:meta>
</office:document-meta>
</file>